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0">
      <style:graphic-properties draw:fill="none" draw:stroke="solid" svg:stroke-width="0.00694in" svg:stroke-color="#5b9bd5" draw:marker-end="a659" svg:stroke-opacity="100%" draw:stroke-linejoin="miter" svg:stroke-linecap="butt"/>
    </style:style>
    <style:style style:family="graphic" style:name="a662">
      <style:graphic-properties draw:fill="none" draw:stroke="solid" svg:stroke-width="0.00694in" svg:stroke-color="#5b9bd5" draw:marker-end="a661" svg:stroke-opacity="100%" draw:stroke-linejoin="miter" svg:stroke-linecap="butt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language="es" fo:country="AR"/>
    </style:style>
    <style:style style:family="graphic" style:name="a664">
      <style:graphic-properties draw:fill="none" draw:stroke="solid" svg:stroke-width="0.00694in" svg:stroke-color="#5b9bd5" draw:marker-end="a663" svg:stroke-opacity="100%" draw:stroke-linejoin="miter" svg:stroke-linecap="butt"/>
    </style:style>
    <style:style style:family="paragraph" style:name="a723">
      <style:paragraph-properties/>
    </style:style>
    <style:style style:family="graphic" style:name="a666">
      <style:graphic-properties draw:fill="none" draw:stroke="solid" svg:stroke-width="0.00694in" svg:stroke-color="#5b9bd5" draw:marker-end="a665" svg:stroke-opacity="100%" draw:stroke-linejoin="miter" svg:stroke-linecap="butt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s" fo:country="AR"/>
    </style:style>
    <style:style style:family="graphic" style:name="a668">
      <style:graphic-properties draw:fill="none" draw:stroke="solid" svg:stroke-width="0.00694in" svg:stroke-color="#5b9bd5" draw:marker-end="a667" svg:stroke-opacity="100%" draw:stroke-linejoin="miter" svg:stroke-linecap="butt"/>
    </style:style>
    <style:style style:family="paragraph" style:name="a727">
      <style:paragraph-properties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70">
      <style:graphic-properties draw:fill="none" draw:stroke="solid" svg:stroke-width="0.00694in" svg:stroke-color="#5b9bd5" draw:marker-end="a669" svg:stroke-opacity="100%" draw:stroke-linejoin="miter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0694in" svg:stroke-color="#5b9bd5" draw:marker-end="a671" svg:stroke-opacity="100%" draw:stroke-linejoin="miter" svg:stroke-linecap="butt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none" draw:stroke="solid" svg:stroke-width="0.00694in" svg:stroke-color="#5b9bd5" draw:marker-end="a673" svg:stroke-opacity="100%" draw:stroke-linejoin="miter" svg:stroke-linecap="but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draw:fill="none" draw:stroke="solid" svg:stroke-width="0.00694in" svg:stroke-color="#5b9bd5" draw:marker-end="a604" svg:stroke-opacity="100%" draw:stroke-linejoin="miter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8">
      <style:graphic-properties draw:fill="none" draw:stroke="solid" svg:stroke-width="0.00694in" svg:stroke-color="#5b9bd5" draw:marker-end="a697" svg:stroke-opacity="100%" draw:stroke-linejoin="miter" svg:stroke-linecap="but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draw:fill="solid" draw:fill-color="#5b9bd5" draw:opacity="100%" draw:stroke="solid" svg:stroke-width="0.02778in" svg:stroke-color="#41719c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0694in" svg:stroke-color="#5b9bd5" draw:marker-end="a699" svg:stroke-opacity="100%" draw:stroke-linejoin="miter" svg:stroke-linecap="butt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draw:fill="none" draw:stroke="solid" svg:stroke-width="0.00694in" svg:stroke-color="#5b9bd5" draw:marker-end="a645" svg:stroke-opacity="100%" draw:stroke-linejoin="miter" svg:stroke-linecap="butt"/>
    </style:style>
    <style:style style:family="presentation" style:name="a705">
      <style:graphic-properties draw:fill="solid" draw:fill-color="#5b9bd5" draw:opacity="100%" draw:stroke="solid" svg:stroke-width="0.02778in" svg:stroke-color="#41719c" svg:stroke-opacity="100%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8">
      <style:graphic-properties draw:fill="none" draw:stroke="solid" svg:stroke-width="0.00694in" svg:stroke-color="#5b9bd5" draw:marker-end="a647" svg:stroke-opacity="100%" draw:stroke-linejoin="miter" svg:stroke-linecap="butt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08">
      <style:table-properties style:writing-mode="lr-tb"/>
    </style:style>
    <style:style style:family="table-column" style:name="a709">
      <style:table-column-properties style:column-width="1.83738in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0694in" svg:stroke-color="#5b9bd5" draw:marker-end="a649" svg:stroke-opacity="100%" draw:stroke-linejoin="miter" svg:stroke-linecap="butt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10">
      <style:table-column-properties style:column-width="1.83738in"/>
    </style:style>
    <style:style style:family="graphic" style:name="a5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2">
      <style:graphic-properties draw:fill="none" draw:stroke="solid" svg:stroke-width="0.00694in" svg:stroke-color="#5b9bd5" draw:marker-end="a651" svg:stroke-opacity="100%" draw:stroke-linejoin="miter" svg:stroke-linecap="butt"/>
    </style:style>
    <style:style style:family="table-column" style:name="a711">
      <style:table-column-properties style:column-width="1.83738in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12">
      <style:table-column-properties style:column-width="1.83738in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none" draw:stroke="solid" svg:stroke-width="0.00694in" svg:stroke-color="#5b9bd5" draw:marker-end="a653" svg:stroke-opacity="100%" draw:stroke-linejoin="miter" svg:stroke-linecap="butt"/>
    </style:style>
    <style:style style:family="table-row" style:name="a713">
      <style:table-row-properties style:row-height="0.40556in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4">
      <style:text-properties fo:language="es" fo:country="AR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none" draw:stroke="solid" svg:stroke-width="0.00694in" svg:stroke-color="#5b9bd5" draw:marker-end="a655" svg:stroke-opacity="100%" draw:stroke-linejoin="miter" svg:stroke-linecap="butt"/>
    </style:style>
    <style:style style:family="paragraph" style:name="a715">
      <style:paragraph-properties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0694in" svg:stroke-color="#5b9bd5" draw:marker-end="a657" svg:stroke-opacity="100%" draw:stroke-linejoin="miter" svg:stroke-linecap="butt"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8">
      <style:text-properties fo:language="es" fo:country="AR"/>
    </style:style>
    <style:style style:family="paragraph" style:name="a719">
      <style:paragraph-properties/>
    </style:style>
    <text:list-style style:name="a7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0"/>
    <text:list-style style:name="a716"/>
    <text:list-style style:name="a728"/>
    <text:list-style style:name="a7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4"/>
    <text:list-style style:name="a7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2" draw:style-name="a549" draw:master-page-name="Master1-Layout7-blank-En-blanco" presentation:presentation-page-layout-name="Master1-PPL7" draw:id="Slide-257">
        <draw:custom-shape svg:x="0in" svg:y="0in" svg:width="1.83171in" svg:height="8.26772in" draw:id="id73" draw:style-name="a552" draw:name="Rectángulo 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4488in" svg:y="0in" svg:width="1.63412in" svg:height="8.26237in" draw:id="id74" draw:style-name="a555" draw:name="Rectángulo 5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5" draw:style-name="a558" draw:name="Rectángulo 6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83171in" svg:height="0.37634in" draw:id="id76" draw:style-name="a561" draw:name="Forma libre 7">
          <svg:title/>
          <svg:desc/>
          <text:p text:style-name="a560" text:class-names="" text:cond-style-name=""><text:span text:style-name="a559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3455in" svg:y="0in" svg:width="5.50795in" svg:height="0.3786in" draw:id="id77" draw:style-name="a566" draw:name="Forma libre 8">
          <svg:title/>
          <svg:desc/>
          <text:p text:style-name="a565" text:class-names="" text:cond-style-name=""><text:span text:style-name="a562" text:class-names="">Vendedor<text:s text:c="1"/></text:span><text:span text:style-name="a563" text:class-names="">Mostrador<text:s text:c="1"/></text:span><text:span text:style-name="a564" text:class-names="">Extern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2432in" svg:y="0in" svg:width="1.65468in" svg:height="0.37634in" draw:id="id78" draw:style-name="a570" draw:name="Forma libre 9">
          <svg:title/>
          <svg:desc/>
          <text:p text:style-name="a569" text:class-names="" text:cond-style-name=""><text:span text:style-name="a567" text:class-names="">Caja</text:span><text:span text:style-name="a5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616in" svg:y="3.78169in" svg:width="1.18918in" svg:height="0.61496in" draw:id="id79" draw:style-name="a573" draw:name="Forma libre 81">
          <svg:title/>
          <svg:desc/>
          <text:p text:style-name="a572" text:class-names="" text:cond-style-name=""><text:span text:style-name="a571" text:class-names="">Se genera la nota de venta <text:s text:c="1"/>con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4169in" svg:y="1.23617in" svg:width="1.11977in" svg:height="0.6758in" draw:id="id80" draw:style-name="a576" draw:name="Forma libre 143">
          <svg:title/>
          <svg:desc/>
          <text:p text:style-name="a575" text:class-names="" text:cond-style-name=""><text:span text:style-name="a574" text:class-names="">Ingresa consulta de piezas en el sistem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1316in" svg:y="1.24574in" svg:width="1.1226in" svg:height="0.68693in" draw:id="id81" draw:style-name="a579" draw:name="Forma libre 144">
          <svg:title/>
          <svg:desc/>
          <text:p text:style-name="a578" text:class-names="" text:cond-style-name=""><text:span text:style-name="a577" text:class-names="">Genera un presupues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4343in" svg:y="5.70787in" svg:width="1.32277in" svg:height="0.7083in" draw:id="id82" draw:style-name="a583" draw:name="Forma libre 150">
          <svg:title/>
          <svg:desc/>
          <text:p text:style-name="a582" text:class-names="" text:cond-style-name=""><text:span text:style-name="a580" text:class-names="">El presupuesto posee vigencia de 10 días, transcurridos estos, es declarado<text:s text:c="1"/></text:span><text:span text:style-name="a581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3" draw:style-name="a586" draw:name="CuadroTexto 223" svg:x="1.92609in" svg:y="2.37847in" svg:width="0.35372in" svg:height="0.20276in">
          <draw:text-box>
            <text:p text:style-name="a585" text:class-names="" text:cond-style-name=""><text:span text:style-name="a584" text:class-names="">NO</text:span></text:p>
          </draw:text-box>
          <svg:title/>
          <svg:desc/>
        </draw:frame>
        <draw:frame draw:id="id84" draw:style-name="a589" draw:name="CuadroTexto 224" svg:x="3.76573in" svg:y="2.38933in" svg:width="0.31457in" svg:height="0.20866in">
          <draw:text-box>
            <text:p text:style-name="a588" text:class-names="" text:cond-style-name=""><text:span text:style-name="a587" text:class-names="">SI</text:span></text:p>
          </draw:text-box>
          <svg:title/>
          <svg:desc/>
        </draw:frame>
        <draw:custom-shape svg:x="7.72112in" svg:y="3.78219in" svg:width="1.23948in" svg:height="0.59613in" draw:id="id85" draw:style-name="a593" draw:name="Forma libre 81">
          <svg:title/>
          <svg:desc/>
          <text:p text:style-name="a592" text:class-names="" text:cond-style-name=""><text:span text:style-name="a590" text:class-names="">Prepara el pedido de piezas</text:span><text:span text:style-name="a5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4529in" svg:y="5.70515in" svg:width="1.18705in" svg:height="0.77466in" draw:id="id86" draw:style-name="a596" draw:name="Forma libre 30">
          <svg:title/>
          <svg:desc/>
          <text:p text:style-name="a595" text:class-names="" text:cond-style-name=""><text:span text:style-name="a594" text:class-names="">Entrega el pedido de piezas a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6214in" svg:y="2.39906in" svg:width="1.61057in" svg:height="0.3937in" draw:id="id87" draw:style-name="a599" draw:name="Forma libre 149">
          <svg:title/>
          <svg:desc/>
          <text:p text:style-name="a598" text:class-names="" text:cond-style-name=""><text:span text:style-name="a597" text:class-names="">¿Requiere modificación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27551in" svg:y="3.14748in" svg:width="1.14844in" svg:height="0.61155in" draw:id="id88" draw:style-name="a603" draw:name="Forma libre 80">
          <svg:title/>
          <svg:desc/>
          <text:p text:style-name="a602" text:class-names="" text:cond-style-name=""><text:span text:style-name="a600" text:class-names="">Ingresa las piezas que el clientes solicita.</text:span><text:span text:style-name="a6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46146in" svg:y1="1.57407in" draw:start-shape="id80" draw:start-glue-point="1" svg:x2="2.51316in" svg:y2="1.5892in" draw:end-shape="id81" draw:end-glue-point="3" draw:id="id89" draw:style-name="a605" draw:name="Conector recto de flecha 170">
          <svg:title/>
          <svg:desc/>
        </draw:connector>
        <draw:custom-shape svg:x="5.84343in" svg:y="2.25145in" svg:width="1.22558in" svg:height="0.68891in" draw:id="id90" draw:style-name="a609" draw:name="Forma libre 148">
          <svg:title/>
          <svg:desc/>
          <text:p text:style-name="a608" text:class-names="" text:cond-style-name=""><text:span text:style-name="a606" text:class-names="">Se registra como<text:s text:c="1"/></text:span><text:span text:style-name="a607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4343in" svg:y="1.30133in" svg:width="1.22558in" svg:height="0.68891in" draw:id="id91" draw:style-name="a613" draw:name="Forma libre 148">
          <svg:title/>
          <svg:desc/>
          <text:p text:style-name="a612" text:class-names="" text:cond-style-name=""><text:span text:style-name="a610" text:class-names="">SUGERIDO DE COMPRA</text:span><text:span text:style-name="a6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425in" svg:y="0.00499in" svg:width="1.99062in" svg:height="8.26237in" draw:id="id92" draw:style-name="a616" draw:name="Rectángulo 5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525in" svg:y="0.58518in" svg:width="1.05699in" svg:height="0.49866in" draw:id="id93" draw:style-name="a619" draw:name="Llamada con línea 1 48">
          <svg:title/>
          <svg:desc/>
          <text:p text:style-name="a618" text:class-names="" text:cond-style-name=""><text:span text:style-name="a617" text:class-names="">Posibilidad de ocultar/ mostrar los N de pieza</text:span></text:p>
          <draw:enhanced-geometry xmlns:dr3d="urn:oasis:names:tc:opendocument:xmlns:dr3d:1.0" draw:path-stretchpoint-x="21600" draw:path-stretchpoint-y="21600" draw:type="non-primitive" svg:viewBox="0 0 21600 21600" draw:enhanced-path="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5292"/>
            <draw:equation draw:name="f9" draw:formula="15"/>
            <draw:equation draw:name="f10" draw:formula="130195"/>
            <draw:equation draw:name="f11" draw:formula="-36942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4.17737in" svg:y="2.39906in" svg:width="1.34473in" svg:height="0.3937in" draw:id="id94" draw:style-name="a622" draw:name="Forma libre 149">
          <svg:title/>
          <svg:desc/>
          <text:p text:style-name="a621" text:class-names="" text:cond-style-name=""><text:span text:style-name="a620" text:class-names="">¿Anula piez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29614in" svg:y="3.90257in" svg:width="1.44393in" svg:height="0.3937in" draw:id="id95" draw:style-name="a625" draw:name="Forma libre 149">
          <svg:title/>
          <svg:desc/>
          <text:p text:style-name="a624" text:class-names="" text:cond-style-name=""><text:span text:style-name="a623" text:class-names="">¿Aprueba la compr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33966in" svg:y="0.00113in" svg:width="1.99346in" svg:height="0.37634in" draw:id="id96" draw:style-name="a629" draw:name="Forma libre 9">
          <svg:title/>
          <svg:desc/>
          <text:p text:style-name="a628" text:class-names="" text:cond-style-name=""><text:span text:style-name="a626" text:class-names="">Depósito</text:span><text:span text:style-name="a6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525in" svg:y="4.68044in" svg:width="1.26363in" svg:height="0.7128in" draw:id="id97" draw:style-name="a633" draw:name="Forma libre 80">
          <svg:title/>
          <svg:desc/>
          <text:p text:style-name="a632" text:class-names="" text:cond-style-name=""><text:span text:style-name="a630" text:class-names="">Realiza la factura de la nota de venta.</text:span><text:span text:style-name="a6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4627in" svg:y="4.72936in" svg:width="1.18918in" svg:height="0.61496in" draw:id="id98" draw:style-name="a636" draw:name="Forma libre 81">
          <svg:title/>
          <svg:desc/>
          <text:p text:style-name="a635" text:class-names="" text:cond-style-name=""><text:span text:style-name="a634" text:class-names="">Confirma la nota de 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525in" svg:y="5.73456in" svg:width="1.26363in" svg:height="0.7128in" draw:id="id99" draw:style-name="a640" draw:name="Forma libre 80">
          <svg:title/>
          <svg:desc/>
          <text:p text:style-name="a639" text:class-names="" text:cond-style-name=""><text:span text:style-name="a637" text:class-names="">Realiza el cobro de la factura e imputaciones correspondientes.</text:span><text:span text:style-name="a6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525in" svg:y="3.69493in" svg:width="1.26363in" svg:height="0.7128in" draw:id="id100" draw:style-name="a644" draw:name="Forma libre 80">
          <svg:title/>
          <svg:desc/>
          <text:p text:style-name="a643" text:class-names="" text:cond-style-name=""><text:span text:style-name="a641" text:class-names="">Se descuentan las piezas del stock</text:span><text:span text:style-name="a6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93545in" svg:y1="5.03684in" draw:start-shape="id98" draw:start-glue-point="1" svg:x2="9.49525in" svg:y2="5.03684in" draw:end-shape="id97" draw:end-glue-point="3" draw:id="id101" draw:style-name="a646" draw:name="Conector recto de flecha 91">
          <svg:title/>
          <svg:desc/>
        </draw:connector>
        <draw:connector draw:type="line" svg:x1="10.12706in" svg:y1="5.39324in" draw:start-shape="id97" draw:start-glue-point="2" svg:x2="10.12706in" svg:y2="5.73456in" draw:end-shape="id99" draw:end-glue-point="0" draw:id="id102" draw:style-name="a648" draw:name="Conector recto de flecha 96">
          <svg:title/>
          <svg:desc/>
        </draw:connector>
        <draw:connector draw:type="line" svg:x1="9.49525in" svg:y1="6.09096in" draw:start-shape="id99" draw:start-glue-point="3" svg:x2="6.93234in" svg:y2="6.09248in" draw:end-shape="id86" draw:end-glue-point="1" draw:id="id103" draw:style-name="a650" draw:name="Conector recto de flecha 98">
          <svg:title/>
          <svg:desc/>
        </draw:connector>
        <draw:connector draw:type="line" svg:x1="10.12706in" svg:y1="4.68044in" draw:start-shape="id97" draw:start-glue-point="0" svg:x2="10.12706in" svg:y2="4.40773in" draw:end-shape="id100" draw:end-glue-point="2" draw:id="id104" draw:style-name="a652" draw:name="Conector recto de flecha 100">
          <svg:title/>
          <svg:desc/>
        </draw:connector>
        <draw:connector draw:type="line" svg:x1="8.34086in" svg:y1="4.37832in" draw:start-shape="id85" draw:start-glue-point="2" svg:x2="8.34086in" svg:y2="4.72936in" draw:end-shape="id98" draw:end-glue-point="0" draw:id="id105" draw:style-name="a654" draw:name="Conector recto de flecha 102">
          <svg:title/>
          <svg:desc/>
        </draw:connector>
        <draw:connector draw:type="line" svg:x1="1.0181in" svg:y1="4.29627in" draw:start-shape="id95" draw:start-glue-point="2" svg:x2="1.00481in" svg:y2="5.70787in" draw:end-shape="id82" draw:end-glue-point="0" draw:id="id106" draw:style-name="a656" draw:name="Conector recto de flecha 105">
          <svg:title/>
          <svg:desc/>
        </draw:connector>
        <draw:connector draw:type="line" svg:x1="3.07446in" svg:y1="1.93267in" draw:start-shape="id81" draw:start-glue-point="2" svg:x2="3.06742in" svg:y2="2.39906in" draw:end-shape="id87" draw:end-glue-point="0" draw:id="id107" draw:style-name="a658" draw:name="Conector recto de flecha 117">
          <svg:title/>
          <svg:desc/>
        </draw:connector>
        <draw:connector draw:type="line" svg:x1="3.87271in" svg:y1="2.59591in" draw:start-shape="id87" draw:start-glue-point="1" svg:x2="4.17737in" svg:y2="2.59591in" draw:end-shape="id94" draw:end-glue-point="3" draw:id="id108" draw:style-name="a660" draw:name="Conector recto de flecha 119">
          <svg:title/>
          <svg:desc/>
        </draw:connector>
        <draw:connector draw:type="line" svg:x1="6.45622in" svg:y1="2.25145in" draw:start-shape="id90" draw:start-glue-point="0" svg:x2="6.45622in" svg:y2="1.99024in" draw:end-shape="id91" draw:end-glue-point="2" draw:id="id109" draw:style-name="a662" draw:name="Conector recto de flecha 129">
          <svg:title/>
          <svg:desc/>
        </draw:connector>
        <draw:connector draw:type="line" svg:x1="5.5221in" svg:y1="2.59591in" draw:start-shape="id94" draw:start-glue-point="1" svg:x2="5.84343in" svg:y2="2.5959in" draw:end-shape="id90" draw:end-glue-point="3" draw:id="id110" draw:style-name="a664" draw:name="Conector recto de flecha 131">
          <svg:title/>
          <svg:desc/>
        </draw:connector>
        <draw:connector draw:type="line" svg:x1="4.84974in" svg:y1="2.79276in" draw:start-shape="id94" draw:start-glue-point="2" svg:x2="4.84973in" svg:y2="3.14748in" draw:end-shape="id88" draw:end-glue-point="0" draw:id="id111" draw:style-name="a666" draw:name="Conector recto de flecha 133">
          <svg:title/>
          <svg:desc/>
        </draw:connector>
        <draw:connector draw:type="standard" svg:x1="1.01811in" svg:y1="3.90257in" draw:start-shape="id87" draw:start-glue-point="3" svg:x2="2.26214in" svg:y2="2.59591in" draw:end-shape="id95" draw:end-glue-point="0" draw:id="id112" draw:style-name="a668" draw:transform="translate(-1.64012in -3.24924in) rotate(-3.14159) translate(1.64012in 3.24924in)" draw:name="Conector angular 143">
          <svg:title/>
          <svg:desc/>
        </draw:connector>
        <draw:connector draw:type="standard" svg:x1="1.01811in" svg:y1="3.90257in" draw:start-shape="id88" draw:start-glue-point="3" svg:x2="4.27551in" svg:y2="3.45325in" draw:end-shape="id95" draw:end-glue-point="0" draw:id="id113" draw:style-name="a670" draw:transform="translate(-2.64681in -3.67791in) rotate(-3.14159) translate(2.64681in 3.67791in)" draw:name="Conector angular 147">
          <svg:title/>
          <svg:desc/>
        </draw:connector>
        <draw:connector draw:type="line" svg:x1="1.74007in" svg:y1="4.09942in" draw:start-shape="id95" draw:start-glue-point="1" svg:x2="2.3616in" svg:y2="4.08917in" draw:end-shape="id79" draw:end-glue-point="3" draw:id="id114" draw:style-name="a672" draw:name="Conector recto de flecha 160">
          <svg:title/>
          <svg:desc/>
        </draw:connector>
        <draw:connector draw:type="line" svg:x1="3.55078in" svg:y1="4.08917in" draw:start-shape="id79" draw:start-glue-point="1" svg:x2="7.72112in" svg:y2="4.08025in" draw:end-shape="id85" draw:end-glue-point="3" draw:id="id115" draw:style-name="a674" draw:name="Conector recto de flecha 174">
          <svg:title/>
          <svg:desc/>
        </draw:connector>
        <draw:frame draw:id="id116" draw:style-name="a677" draw:name="CuadroTexto 223" svg:x="0.68781in" svg:y="4.44258in" svg:width="0.35372in" svg:height="0.36673in">
          <draw:text-box>
            <text:p text:style-name="a676" text:class-names="" text:cond-style-name=""><text:span text:style-name="a675" text:class-names="">NO</text:span></text:p>
          </draw:text-box>
          <svg:title/>
          <svg:desc/>
        </draw:frame>
        <draw:frame draw:id="id117" draw:style-name="a680" draw:name="CuadroTexto 224" svg:x="1.96723in" svg:y="3.83143in" svg:width="0.31457in" svg:height="0.3774in">
          <draw:text-box>
            <text:p text:style-name="a679" text:class-names="" text:cond-style-name=""><text:span text:style-name="a678" text:class-names="">SI</text:span></text:p>
          </draw:text-box>
          <svg:title/>
          <svg:desc/>
        </draw:frame>
        <draw:frame draw:id="id118" draw:style-name="a683" draw:name="CuadroTexto 223" svg:x="4.51119in" svg:y="2.85523in" svg:width="0.35372in" svg:height="0.20276in">
          <draw:text-box>
            <text:p text:style-name="a682" text:class-names="" text:cond-style-name=""><text:span text:style-name="a681" text:class-names="">NO</text:span></text:p>
          </draw:text-box>
          <svg:title/>
          <svg:desc/>
        </draw:frame>
        <draw:frame draw:id="id119" draw:style-name="a686" draw:name="CuadroTexto 224" svg:x="5.5703in" svg:y="2.34033in" svg:width="0.31457in" svg:height="0.20866in">
          <draw:text-box>
            <text:p text:style-name="a685" text:class-names="" text:cond-style-name=""><text:span text:style-name="a684" text:class-names="">SI</text:span></text:p>
          </draw:text-box>
          <svg:title/>
          <svg:desc/>
        </draw:frame>
        <draw:custom-shape svg:x="2.46904in" svg:y="5.74927in" svg:width="1.29669in" svg:height="0.62549in" draw:id="id120" draw:style-name="a691" draw:name="Forma libre 30">
          <svg:title/>
          <svg:desc/>
          <text:p text:style-name="a690" text:class-names="" text:cond-style-name=""><text:span text:style-name="a687" text:class-names="">Recibe notificación</text:span><text:span text:style-name="a688" text:class-names=""><text:s text:c="1"/>sobre la vigencia del presupuesto</text:span><text:span text:style-name="a6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6904in" svg:y="6.82957in" svg:width="1.28152in" svg:height="0.77466in" draw:id="id121" draw:style-name="a696" draw:name="Forma libre 30">
          <svg:title/>
          <svg:desc/>
          <text:p text:style-name="a695" text:class-names="" text:cond-style-name=""><text:span text:style-name="a692" text:class-names="">Contacta al cliente para comunicar proximidad al vencimiento<text:s text:c="1"/></text:span><text:span text:style-name="a693" text:class-names="">del presupuesto</text:span><text:span text:style-name="a6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662in" svg:y1="6.06202in" draw:start-shape="id82" draw:start-glue-point="1" svg:x2="2.46904in" svg:y2="6.06201in" draw:end-shape="id120" draw:end-glue-point="3" draw:id="id122" draw:style-name="a698" draw:name="Conector recto de flecha 197">
          <svg:title/>
          <svg:desc/>
        </draw:connector>
        <draw:connector draw:type="line" svg:x1="3.11739in" svg:y1="6.37476in" draw:start-shape="id120" draw:start-glue-point="2" svg:x2="3.1098in" svg:y2="6.82957in" draw:end-shape="id121" draw:end-glue-point="0" draw:id="id123" draw:style-name="a700" draw:name="Conector recto de flecha 200">
          <svg:title/>
          <svg:desc/>
        </draw:connector>
        <presentation:notes draw:style-name="a706">
          <draw:frame draw:id="id124" draw:style-name="a703" draw:name="Marcador de número de diapositiva 6" svg:x="4.67953in" svg:y="11.10827in" svg:width="3.5878in" svg:height="0.58425in">
            <draw:text-box>
              <text:p text:style-name="a702" text:class-names="" text:cond-style-name=""><text:span text:style-name="a701" text:class-names=""><text:page-number style:num-format="1" text:fixed="false"/></text:span></text:p>
            </draw:text-box>
            <svg:title/>
            <svg:desc/>
          </draw:frame>
          <draw:frame draw:id="id125" presentation:style-name="a704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26" presentation:style-name="a705" draw:name="Marcador de imagen de diapositiva 2">
            <svg:title/>
            <svg:desc/>
          </draw:page-thumbnail>
        </presentation:notes>
      </draw:page>
      <draw:page draw:name="Slide3" draw:style-name="a707" draw:master-page-name="Master1-Layout7-blank-En-blanco" presentation:presentation-page-layout-name="Master1-PPL7" draw:id="Slide-258">
        <draw:frame draw:id="id127" draw:name="Tabla 59" svg:x="0.91412in" svg:y="4.29073in" svg:width="7.34952in" svg:height="0.40556in">
          <table:table table:style-name="a7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9" table:default-cell-style-name=""/>
            <table:table-column table:style-name="a710" table:default-cell-style-name=""/>
            <table:table-column table:style-name="a711" table:default-cell-style-name=""/>
            <table:table-column table:style-name="a712" table:default-cell-style-name=""/>
            <table:table-row table:style-name="a713" table:default-cell-style-name=""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N° de Pieza</text:span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>Descripción</text:span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Cantidad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Locación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28" draw:style-name="a734" draw:name="CuadroTexto 60" svg:x="0.45454in" svg:y="4.90642in" svg:width="8.28316in" svg:height="0.70684in">
          <draw:text-box>
            <text:p text:style-name="a731" text:class-names="" text:cond-style-name=""><text:span text:style-name="a730" text:class-names="">Pedidos Internos:</text:span></text:p>
            <text:p text:style-name="a733" text:class-names="" text:cond-style-name=""><text:span text:style-name="a732" text:class-names="">Pickeo: listado de piezas ordenado por locación de menor a mayor.</text:span></text:p>
          </draw:text-box>
          <svg:title/>
          <svg:desc/>
        </draw:frame>
        <draw:frame draw:id="id129" draw:style-name="a739" draw:name="CuadroTexto 61" svg:x="0.45454in" svg:y="6.10757in" svg:width="8.28316in" svg:height="1.00977in">
          <draw:text-box>
            <text:p text:style-name="a736" text:class-names="" text:cond-style-name=""><text:span text:style-name="a735" text:class-names="">Factura:</text:span></text:p>
            <text:p text:style-name="a738" text:class-names="" text:cond-style-name=""><text:span text:style-name="a737" text:class-names="">Diferenciación de piezas originales y alternativas, por medio de asteriscos y leyenda.</text:span></text:p>
          </draw:text-box>
          <svg:title/>
          <svg:desc/>
        </draw:frame>
        <draw:frame draw:id="id130" draw:style-name="a760" draw:name="CuadroTexto 62" svg:x="0.45454in" svg:y="0.5485in" svg:width="8.28316in" svg:height="2.82734in">
          <draw:text-box>
            <text:p text:style-name="a741" text:class-names="" text:cond-style-name=""><text:span text:style-name="a740" text:class-names="">Venta perdidas:</text:span></text:p>
            <text:p text:style-name="a743" text:class-names="" text:cond-style-name=""><text:span text:style-name="a742" text:class-names="">1. Motivos/ clasificación:</text:span></text:p>
            <text:list text:style-name="a746">
              <text:list-item>
                <text:p text:style-name="a745" text:class-names="" text:cond-style-name=""><text:span text:style-name="a744" text:class-names="">No disponible en stock AECSA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No disponible en stock MB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Precio elevado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Otros</text:span></text:p>
              </text:list-item>
            </text:list>
            <text:p text:style-name="a757" text:class-names="" text:cond-style-name=""><text:span text:style-name="a756" text:class-names="">2. Reporte Mensual de ventas perdidas: formato solicitado por MB.</text:span></text:p>
            <text:p text:style-name="a759" text:class-names="" text:cond-style-name=""><text:span text:style-name="a758" text:class-names="">3. Es un input de SUGERIDO DE COMPRA para los casos de pieza no disponible en stock mas de 3 veces.</text:span></text:p>
          </draw:text-box>
          <svg:title/>
          <svg:desc/>
        </draw:frame>
        <draw:frame draw:id="id131" draw:style-name="a763" draw:name="CuadroTexto 63" svg:x="0.45454in" svg:y="3.64598in" svg:width="8.28316in" svg:height="0.40391in">
          <draw:text-box>
            <text:p text:style-name="a762" text:class-names="" text:cond-style-name=""><text:span text:style-name="a761" text:class-names="">Pedidos Internos: FORMATO</text:span></text:p>
          </draw:text-box>
          <svg:title/>
          <svg:desc/>
        </draw:frame>
        <presentation:notes draw:style-name="a769">
          <draw:frame draw:id="id132" draw:style-name="a766" draw:name="Marcador de número de diapositiva 6" svg:x="4.67953in" svg:y="11.10827in" svg:width="3.5878in" svg:height="0.58425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frame draw:id="id133" presentation:style-name="a767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134" presentation:style-name="a768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44">
      <style:table-cell-properties fo:background-color="#d2deef"/>
    </style:style>
    <style:style style:family="table-cell" style:name="a54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/>
    </style:style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2">
      <style:table-cell-properties fo:background-color="#d2deef"/>
    </style:style>
    <style:style style:family="table-cell" style:name="a543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53" svg:viewBox="0 0 20 30" svg:d="m10 0-10 30h20z"/>
    <draw:marker draw:name="a655" svg:viewBox="0 0 20 30" svg:d="m10 0-10 30h20z"/>
    <draw:marker draw:name="a657" svg:viewBox="0 0 20 30" svg:d="m10 0-10 30h20z"/>
    <draw:marker draw:name="a659" svg:viewBox="0 0 20 30" svg:d="m10 0-10 30h20z"/>
    <draw:marker draw:name="a671" svg:viewBox="0 0 20 30" svg:d="m10 0-10 30h20z"/>
    <draw:marker draw:name="a673" svg:viewBox="0 0 20 30" svg:d="m10 0-10 30h20z"/>
    <draw:marker draw:name="a645" svg:viewBox="0 0 20 30" svg:d="m10 0-10 30h20z"/>
    <draw:marker draw:name="a647" svg:viewBox="0 0 20 30" svg:d="m10 0-10 30h20z"/>
    <draw:marker draw:name="a649" svg:viewBox="0 0 20 30" svg:d="m10 0-10 30h20z"/>
    <draw:marker draw:name="a697" svg:viewBox="0 0 20 30" svg:d="m10 0-10 30h20z"/>
    <draw:marker draw:name="a661" svg:viewBox="0 0 20 30" svg:d="m10 0-10 30h20z"/>
    <draw:marker draw:name="a699" svg:viewBox="0 0 20 30" svg:d="m10 0-10 30h20z"/>
    <draw:marker draw:name="a663" svg:viewBox="0 0 20 30" svg:d="m10 0-10 30h20z"/>
    <draw:marker draw:name="a665" svg:viewBox="0 0 20 30" svg:d="m10 0-10 30h20z"/>
    <draw:marker draw:name="a667" svg:viewBox="0 0 20 30" svg:d="m10 0-10 30h20z"/>
    <draw:marker draw:name="a669" svg:viewBox="0 0 20 30" svg:d="m10 0-10 30h20z"/>
    <draw:marker draw:name="a604" svg:viewBox="0 0 20 30" svg:d="m10 0-10 30h20z"/>
    <draw:marker draw:name="a651" svg:viewBox="0 0 20 30" svg:d="m10 0-10 30h20z"/>
    <table:table-template table:name="{5C22544A-7EE6-4342-B048-85BDC9FD1C3A}">
      <table:first-row table:style-name="a545" table:paragraph-style-name=""/>
      <table:last-row table:style-name="a546" table:paragraph-style-name=""/>
      <table:first-column table:style-name="a547" table:paragraph-style-name=""/>
      <table:last-column table:style-name="a548" table:paragraph-style-name=""/>
      <table:body table:style-name="a540" table:paragraph-style-name=""/>
      <table:even-rows table:style-name="a543" table:paragraph-style-name=""/>
      <table:odd-rows table:style-name="a544" table:paragraph-style-name=""/>
      <table:even-columns table:style-name="a541" table:paragraph-style-name=""/>
      <table:odd-columns table:style-name="a542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4-22T17:52:06Z</dc:date>
    <meta:editing-cycles>81</meta:editing-cycles>
    <meta:editing-duration>PT195965S</meta:editing-duration>
    <meta:document-statistic meta:paragraph-count="48" meta:word-count="250"/>
  </office:meta>
</office:document-meta>
</file>